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de9bd" officeooo:paragraph-rsid="000de9bd" style:font-weight-asian="bold" style:font-weight-complex="bold"/>
    </style:style>
    <style:style style:name="P2" style:family="paragraph" style:parent-style-name="Standard">
      <style:paragraph-properties fo:text-align="start" style:justify-single-word="false"/>
      <style:text-properties fo:font-weight="normal" officeooo:rsid="000de9bd" officeooo:paragraph-rsid="000de9bd"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and information</text:p>
      <text:p text:style-name="P1"/>
      <text:p text:style-name="P2">#sample program</text:p>
      <text:p text:style-name="P2"># available commands</text:p>
      <text:p text:style-name="P2"># A-out, A-in, B-out, B-in, C-out, C-in, D-out, D-in, E-out, E-in, F-out, F-in, ALU-A-in, ALU-B-in, ALU-out, ALU-sum, ALU-sub, ALU-mul, ALU-div, ALU-and, ALU-or, ALU-equ, ALU-shift, PC-reset, PC-in, PC-out, IR-in, IR-out, SP-in, SP-out, SREG-in, SREG-out, ID-in, ID-out</text:p>
      <text:p text:style-name="P2"/>
      <text:p text:style-name="P2">Multiplexer-type: 74HC253</text:p>
      <text:p text:style-name="P2"/>
      <text:p text:style-name="P2">Multiplexer1:</text:p>
      <text:p text:style-name="P2"><text:s text:c="4"/>A-out, B-out, C-out, D-out, E-out, F-out, ALU-out, PC-out</text:p>
      <text:p text:style-name="P2"/>
      <text:p text:style-name="P2">main:</text:p>
      <text:p text:style-name="P2"><text:s text:c="4"/>ldi regA, regB</text:p>
      <text:p text:style-name="P2"/>
      <text:p text:style-name="P2">#machine-code</text:p>
      <text:p text:style-name="P2"/>
      <text:p text:style-name="P2">03 01 02</text:p>
      <text:p text:style-name="P2"/>
      <text:p text:style-name="P2">#microcode</text:p>
      <text:p text:style-name="P2"/>
      <text:p text:style-name="P2">ldi regA, regB =</text:p>
      <text:p text:style-name="P2"><text:s text:c="4"/>| MR-out, IR-in |</text:p>
      <text:p text:style-name="P2"><text:s text:c="4"/>| A-in, B-out <text:s text:c="2"/>|</text:p>
      <text:p text:style-name="P2"/>
      <text:p text:style-name="P2">#interpretation</text:p>
      <text:p text:style-name="P2"/>
      <text:p text:style-name="P2">Look in memory cell 0x03 for instruction ldi which points to the bits that need to be turned on in the control unit by looking at IR. The bytes is then put on the control bus.</text:p>
      <text:p text:style-name="P2"/>
      <text:p text:style-name="P2"/>
      <text:p text:style-name="P2">#Ideas</text:p>
      <text:p text:style-name="P2"/>
      <text:p text:style-name="P2">All outputs are connected to a multiplexer the mux gets a control byte for witch to turn on when data comes.</text:p>
      <text:p text:style-name="P2">All inputs are connected to a demultiplex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09:28:18.713000000</meta:creation-date>
    <dc:date>2019-07-15T09:28:52.626000000</dc:date>
    <meta:editing-duration>PT34S</meta:editing-duration>
    <meta:editing-cycles>2</meta:editing-cycles>
    <meta:generator>LibreOffice/6.1.0.3$Windows_X86_64 LibreOffice_project/efb621ed25068d70781dc026f7e9c5187a4decd1</meta:generator>
    <meta:document-statistic meta:table-count="0" meta:image-count="0" meta:object-count="0" meta:page-count="1" meta:paragraph-count="20" meta:word-count="141" meta:character-count="884" meta:non-whitespace-character-count="745"/>
  </office:meta>
</office:document-meta>
</file>